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feb0"/>
    </style:style>
    <style:style style:name="P2" style:family="paragraph" style:parent-style-name="Standard">
      <style:text-properties officeooo:paragraph-rsid="001268d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feb0" style:font-weight-asian="normal" style:font-weight-complex="normal"/>
    </style:style>
    <style:style style:name="T3" style:family="text">
      <style:text-properties fo:font-weight="normal" officeooo:rsid="0010e5ed" style:font-weight-asian="normal" style:font-weight-complex="normal"/>
    </style:style>
    <style:style style:name="T4" style:family="text">
      <style:text-properties fo:font-weight="normal" officeooo:rsid="001252d6" style:font-weight-asian="normal" style:font-weight-complex="normal"/>
    </style:style>
    <style:style style:name="T5" style:family="text">
      <style:text-properties fo:font-weight="normal" officeooo:rsid="001268df" style:font-weight-asian="normal" style:font-weight-complex="normal"/>
    </style:style>
    <style:style style:name="T6" style:family="text">
      <style:text-properties officeooo:rsid="000efe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“-lallegro_image” – </text:span></text:span><text:span text:style-name="Strong_20_Emphasis"><text:span text:style-name="T2">Biblioteca de imagens</text:span></text:span></text:p>
      <text:p text:style-name="P1"><text:span text:style-name="Strong_20_Emphasis"><text:span text:style-name="T1">“-lallegro” – </text:span></text:span><text:span text:style-name="Strong_20_Emphasis"><text:span text:style-name="T2">Biblioteca de funções padroes</text:span></text:span></text:p>
      <text:p text:style-name="P1"><text:span text:style-name="Strong_20_Emphasis"><text:span text:style-name="T2">“-allegro_font” - Funções gerais relativas a fontes e escrita de texto </text:span></text:span></text:p>
      <text:p text:style-name="P1"><text:span text:style-name="Strong_20_Emphasis"><text:span text:style-name="T2">“-allegro_ttf” - Para o uso das fontes </text:span></text:span><text:span text:style-name="Strong_20_Emphasis"><text:span text:style-name="Emphasis"><text:span text:style-name="T2">true type</text:span></text:span></text:span><text:span text:style-name="Strong_20_Emphasis"><text:span text:style-name="T2"> propriamente ditas</text:span></text:span></text:p>
      <text:p text:style-name="P1"><text:span text:style-name="Strong_20_Emphasis"><text:span text:style-name="T2">“-</text:span></text:span><text:span text:style-name="Strong_20_Emphasis"><text:span text:style-name="T3">lallegro_dialog” - Cria caixas de dialogo</text:span></text:span></text:p>
      <text:p text:style-name="P1"><text:span text:style-name="Strong_20_Emphasis"><text:span text:style-name="T3"/></text:span></text:p>
      <text:p text:style-name="P2"><text:span text:style-name="Strong_20_Emphasis"><text:span text:style-name="T4">gcc a.c -o teste -lallegro -lallegro_image -</text:span></text:span><text:span text:style-name="Strong_20_Emphasis"><text:span text:style-name="T5">l</text:span></text:span><text:span text:style-name="Strong_20_Emphasis"><text:span text:style-name="T2">allegro_font <text:s/>-</text:span></text:span><text:span text:style-name="Strong_20_Emphasis"><text:span text:style-name="T5">l</text:span></text:span><text:span text:style-name="Strong_20_Emphasis"><text:span text:style-name="T2">allegro_ttf -</text:span></text:span><text:span text:style-name="Strong_20_Emphasis"><text:span text:style-name="T3">lallegro_dialo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8:27:03.471455414</meta:creation-date>
    <dc:date>2019-06-03T09:48:06.716142799</dc:date>
    <meta:editing-duration>PT55M4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6" meta:character-count="354" meta:non-whitespace-character-count="310"/>
  </office:meta>
</office:document-meta>
</file>